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avid CLM1" svg:font-family="'David CLM'"/>
    <style:font-face style:name="Cousine" svg:font-family="Cousine"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Stam Sefarad CLM" svg:font-family="'Stam Sefara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master-page-name="">
      <style:paragraph-properties style:page-number="auto" fo:break-before="page"/>
      <style:text-properties officeooo:paragraph-rsid="001f1345"/>
    </style:style>
    <style:style style:name="P2" style:family="paragraph" style:parent-style-name="Heading_20_1" style:master-page-name="">
      <style:paragraph-properties style:page-number="auto" fo:break-before="page"/>
      <style:text-properties officeooo:paragraph-rsid="001f1345"/>
    </style:style>
    <style:style style:name="P3" style:family="paragraph" style:parent-style-name="Heading_20_1" style:master-page-name="">
      <style:paragraph-properties style:page-number="auto" fo:break-before="page"/>
      <style:text-properties officeooo:paragraph-rsid="001f1345"/>
    </style:style>
    <style:style style:name="P4" style:family="paragraph" style:parent-style-name="Heading_20_1" style:master-page-name="">
      <style:paragraph-properties style:page-number="auto" fo:break-before="page"/>
    </style:style>
    <style:style style:name="P5" style:family="paragraph" style:parent-style-name="Poetic">
      <style:paragraph-properties fo:text-align="center" style:justify-single-word="false"/>
    </style:style>
    <style:style style:name="P6" style:family="paragraph" style:parent-style-name="Poetic">
      <style:paragraph-properties fo:text-align="center" style:justify-single-word="false"/>
      <style:text-properties fo:font-size="16pt" style:font-size-asian="16pt" style:font-size-complex="16pt"/>
    </style:style>
    <style:style style:name="P7" style:family="paragraph" style:parent-style-name="Poetic">
      <style:paragraph-properties>
        <style:tab-stops>
          <style:tab-stop style:position="1.4827in"/>
        </style:tab-stops>
      </style:paragraph-properties>
      <style:text-properties officeooo:paragraph-rsid="002270e9"/>
    </style:style>
    <style:style style:name="P8" style:family="paragraph" style:parent-style-name="Poetic">
      <style:paragraph-properties>
        <style:tab-stops>
          <style:tab-stop style:position="3.4291in"/>
        </style:tab-stops>
      </style:paragraph-properties>
    </style:style>
    <style:style style:name="P9" style:family="paragraph" style:parent-style-name="Poetic">
      <style:paragraph-properties>
        <style:tab-stops>
          <style:tab-stop style:position="3.4291in"/>
        </style:tab-stops>
      </style:paragraph-properties>
      <style:text-properties officeooo:paragraph-rsid="002500e6"/>
    </style:style>
    <style:style style:name="P10" style:family="paragraph" style:parent-style-name="Poetic">
      <style:paragraph-properties fo:margin-left="0in" fo:margin-right="0in" fo:text-indent="0in" style:auto-text-indent="false">
        <style:tab-stops>
          <style:tab-stop style:position="2.2354in"/>
        </style:tab-stops>
      </style:paragraph-properties>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22d81"/>
    </style:style>
    <style:style style:name="P13" style:family="paragraph" style:parent-style-name="Text_20_body">
      <style:text-properties officeooo:paragraph-rsid="002500e6"/>
    </style:style>
    <style:style style:name="P14" style:family="paragraph" style:parent-style-name="Text_20_body">
      <style:paragraph-properties fo:text-align="end" style:justify-single-word="false" style:writing-mode="rl-tb"/>
      <style:text-properties fo:font-size="11pt" style:font-size-asian="11pt" style:font-name-complex="Hadasim CLM"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הגדה של פסח עדות המזרח</text:p>
      <text:p text:style-name="P14"/>
      <text:h text:style-name="P1"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Text_20_body">אֵ֚לֶּה מוֹעֲדֵ֣י יְהֹוָ֔ה מִקְרָאֵ֖י קֹ֑דֶשׁ אֲשֶׁר־תִּקְרְא֥וּ אֹתָ֖ם בְּמוֹעֲדָֽם׃<text:line-break/>וַיְדַבֵּ֣ר מֹשֶׁ֔ה אֶת־מֹעֲדֵ֖י יְהֹוָ֑ה אֶל־בְּנֵ֖י יִשְׂרָאֵֽל׃</text:p>
      <text:p text:style-name="P1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text:soft-page-break/>וישתו בהסבה</text:p>
      <text:h text:style-name="P1" text:outline-level="1">קדש – מוצאי שבת</text:h>
      <text:p text:style-name="Instruction">מוזגין לו כוס ראשון ומקדש עליו ‏</text:p>
      <text:p text:style-name="Text_20_body">אֵ֚לֶּה מוֹעֲדֵ֣י יְהֹוָ֔ה מִקְרָאֵ֖י קֹ֑דֶשׁ אֲשֶׁר־תִּקְרְא֥וּ אֹתָ֖ם בְּמוֹעֲדָֽם׃<text:line-break/>וַיְדַבֵּ֣ר מֹשֶׁ֔ה אֶת־מֹעֲדֵ֖י יְהֹוָ֑ה אֶל־בְּנֵ֖י יִשְׂרָאֵֽל׃</text:p>
      <text:p text:style-name="P1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text:s/>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1" text:outline-level="1">קדש – שאר לילות</text:h>
      <text:p text:style-name="Instruction">מוזגין לו כוס ראשון ומקדש עליו ‏</text:p>
      <text:p text:style-name="Text_20_body">אֵ֚לֶּה מוֹעֲדֵ֣י יְהֹוָ֔ה מִקְרָאֵ֖י קֹ֑דֶשׁ אֲשֶׁר־תִּקְרְא֥וּ אֹתָ֖ם בְּמוֹעֲדָֽם׃<text:line-break/>וַיְדַבֵּ֣ר מֹשֶׁ֔ה אֶת־מֹעֲדֵ֖י יְהֹוָ֑ה אֶל־בְּנֵ֖י יִשְׂרָאֵֽל׃</text:p>
      <text:p text:style-name="P1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4"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Instruction">אומרים ההגדה בשמחה ובקול רם והיא ספור יציאת מצרים שהיא מצות עשה מן התורה</text:p>
      <text:p text:style-name="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14"/>
      <text:h text:style-name="Heading_20_2" text:outline-level="2"><text:soft-page-break/>מה נשתנה</text:h>
      <text:p text:style-name="P14">מוזגים כוס שני ומסלקים את הקערה כאלו כבר אכלו כדי שיראו התינוקות וישאלו</text:p>
      <text:p text:style-name="P6">מַה נִּשְׁתַּנָּה הַלַּיְלָה הַזֶּה. מִכָּל הַלֵּילוֹת:</text:p>
      <text:p text:style-name="P5">שֶׁבְּכָל-הַלֵּילוֹת אֵין אֲנַחְנוּ מְטַבְּלִין אֲפִילוּ פַּעַם אַחַת.</text:p>
      <text:p text:style-name="P5">וְהַלַּיְלָה הַזֶּה שְׁתֵּי פְעָמִים:</text:p>
      <text:p text:style-name="P5">שֶׁבְּכָל-הַלֵּילוֹת אֲנַחְנוּ אוֹכְלִין חָמֵץ אוֺ מַצָּה.</text:p>
      <text:p text:style-name="P5">וְהַלַּיְלָה הַזֶּה כֻּלּוֹ מַצָּה:</text:p>
      <text:p text:style-name="P5">שֶׁבְּכָל-הַלֵּילוֹת אֲנַחְנוּ אוֹכְלִין שְׁאָר יְרָקוֹת.</text:p>
      <text:p text:style-name="P5">וְהַלַּיְלָה הַזֶּה מָרוֹר:</text:p>
      <text:p text:style-name="P5">שֶׁבְּכָל-הַלֵּילוֹת אֲנַחְנוּ אוֹכְלִין וְשׁוֺתִין בֵּין יוֹשְׁבִין וּבֵין מְסֻבִּין.</text:p>
      <text:p text:style-name="P5">וְהַלַּיְלָה הַזֶּה כֻּלָּנוּ מְסֻבִּין:</text:p>
      <text:h text:style-name="Heading_20_2" text:outline-level="2">עבדים היינו</text:h>
      <text:p text:style-name="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14"/>
      <text:h text:style-name="Heading_20_2" text:outline-level="2"><text:soft-page-break/>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text:p>
      <text:p text:style-name="Text_20_body">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text:soft-page-break/>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12"><text:span text:style-name="Divrei_20_HaMatchil">וַיֵּרֶד מִצְרַיְמָה.</text:span> אָנוּס עַל פִּי הַדִּבּוּר:</text:p>
      <text:p text:style-name="P12"><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13"><text:span text:style-name="Divrei_20_HaMatchil">וַיְהִי שָׁם לְגוֹי גָּדוֹל.</text:span> מְלַמֵד שֶׁהָיוּ יִשְׂרָאֵל מְצוּיָנִים שָׁם:</text:p>
      <text:p text:style-name="P13"><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text:soft-page-break/>וַיָּרֵ֧עוּ אֹתָ֛נוּ הַמִּצְרִ֖ים וַיְעַנּ֑וּנוּ וַיִּתְּנ֥וּ עָלֵ֖ינוּ עֲבֹדָ֥ה קָשָֽׁה׃</text:p>
      <text:p text:style-name="P12"><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וַנִּצְעַ֕ק אֶל־יְהֹוָ֖ה אֱלֹהֵ֣י אֲבֹתֵ֑ינוּ וַיִּשְׁמַ֤ע יְהֹוָה֙ אֶת־קֹלֵ֔נוּ וַיַּ֧רְא אֶת־עָנְיֵ֛נוּ וְאֶת־עֲמָלֵ֖נוּ וְאֶת־לַחֲצֵֽנוּ׃</text:p>
      <text:p text:style-name="Text_20_body"><text:span text:style-name="Divrei_20_HaMatchil">וַנִּצְעַק אֶל-יְהֹוָה אֱלֹהֵי אֲבֹתֵינוּ.</text:span>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oft-page-break/><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aseuk_20_to_20_be_20_darshened">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10">וְעָבַרְתִּי בְאֶרֶץ מִצְרַיִם.<text:tab/>אֲנִי וְלֹא מַלְאָךְ.</text:p>
      <text:p text:style-name="P10">וְהִכֵּיתִ֤י כָל־בְּכוֹר֙.<text:tab/>אֲנִי וְלֹא שָׂרָף.</text:p>
      <text:p text:style-name="P10">וּבְכָל־אֱלֹהֵ֥י מִצְרַ֛יִם אֶֽעֱשֶׂ֥ה שְׁפָטִ֖ים.<text:tab/>אֲנִי וְלֹא שָׁלִיחַ.</text:p>
      <text:p text:style-name="P10">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oft-page-break/><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Instruction">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Makkot"><text:span text:style-name="Divrei_20_HaMatchil"><text:tab/>דָּ֣ם. <text:tab/>וָאֵ֔שׁ. <text:tab/>וְתִֽימְר֖וֹת עָשָֽׁן:</text:span></text:p>
      <text:p text:style-name="P7">דָבָר אַחֵר.</text:p>
      <text:p text:style-name="P7">בְּיָד חֲזָקָה<text:tab/>שְׁתַּיִם.</text:p>
      <text:p text:style-name="P7">וּבִזְרוֹעַ נְטוּיָה<text:tab/>שְׁתַּיִם.</text:p>
      <text:p text:style-name="P7">וּבְמֹרָא גָּדֹל<text:tab/>שְׁתַּיִם.</text:p>
      <text:p text:style-name="P7">וּבְאֹתוֹת<text:tab/>שְׁתַּיִם.</text:p>
      <text:p text:style-name="P7">וּבְמֹפְתִים<text:tab/>שְׁתַּיִם:</text:p>
      <text:p text:style-name="P11">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text:soft-page-break/>רַבִּי יְהוּדָה הָיָה נוֹתֵן בָּהֶם סִמָנִים:</text:p>
      <text:p text:style-name="Makkot"><text:span text:style-name="Divrei_20_HaMatchil"><text:tab/>דְּצַ"ךְ. <text:tab/>עַדַ"שׁ. <text:tab/>בְּאַחַ"ב:</text:span></text:p>
      <text:p text:style-name="Text_20_body">רַבִּי יוֹסֵי הַגָּלִילִי אוֹמֵר. מִנַיִן אַתָּה אוֹמֵר שֶׁלָּקוּ הַמִּצְרִיִּים בְּמִצְרַיִם עֶשֶׂר מַכּוֹת. וְעַל הַיָּם לָקוּ חֲמִשִּׁים מַכּוֹת. בְּמִצְרַיִם מַה הוּא אוֹמֵר. וַיֹּאמְר֤וּ הַֽחַרְטֻמִּים֙ אֶל־פַּרְעֹ֔ה אֶצְבַּ֥ע אֱלֹהִ֖ים הִ֑וא. וְעַל הַיָּם מַה הוּא אוֹמֵר. וַיַּ֨רְא יִשְׂרָאֵ֜ל אֶת־הַיָּ֣ד הַגְּדֹלָ֗ה אֲשֶׁ֨ר עָשָׂ֤ה יְהֹוָה֙ בְּמִצְרַ֔יִם וַיִּֽירְא֥וּ הָעָ֖ם אֶת־יְהֹוָ֑ה וַיַּֽאֲמִ֙ינוּ֙ בַּֽיהֹוָ֔ה וּבְמֹשֶׁ֖ה עַבְדּֽוֹ:</text:p>
      <text:p text:style-name="Text_20_body">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יְשַׁלַּח־בָּ֨ם ׀ חֲר֬וֹן אַפּ֗וֹ עֶבְרָ֣ה וָזַ֣עַם וְצָרָ֑ה מִ֝שְׁלַ֗חַת מַלְאֲכֵ֥י רָעִֽים.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יְשַׁלַּח־בָּ֨ם ׀ חֲר֬וֹן אַפּ֗וֹ עֶבְרָ֣ה וָזַ֣עַם וְצָרָ֑ה מִ֝שְׁלַ֗חַת מַלְאֲכֵ֥י רָעִֽים.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8">אִלּוּ הוֹצִיאָנוּ מִמִּצְרַיִם. וְלֹא עָשָׂה בָהֶם שְׁפָטִים <text:tab/>דַּיֵּנוּ:</text:p>
      <text:p text:style-name="P8">אִלּוּ עָשָׂה בָהֶם שְׁפָטִים. וְלֹא עָשָׂה בֵאלֹהֵיהֶם <text:tab/>דַּיֵּנוּ:</text:p>
      <text:p text:style-name="P8"><text:soft-page-break/>אִלּוּ עָשָׂה בֵאלֹהֵיהֶם. וְלֹא הָרַג בְּכוֹרֵיהֶם<text:tab/>דַּיֵּנוּ:</text:p>
      <text:p text:style-name="P8">אִלּוּ הָרַג בְּכוֹרֵיהֶם. וְלֹא נָתַן לָנוּ אֶת-מָמוֹנָם <text:tab/>דַּיֵּנוּ:</text:p>
      <text:p text:style-name="P8">אִלּוּ נָתַן לָנוּ אֶת-מָמוֹנָם. וְלֹא קָרַע לָנוּ אֶת-הַיָּם <text:tab/>דַּיֵּנוּ:</text:p>
      <text:p text:style-name="P8">אִלּוּ קָרַע לָנוּ אֶת-הַיָּם. וְלֹא הֶעֱבִירָנוּ בְתוֹכוֹ בֶּחָרָבָה <text:tab/>דַּיֵּנוּ:</text:p>
      <text:p text:style-name="P8">אִלּוּ הֶעֱבִירָנוּ בְתוֹכוֹ בֶּחָרָבָה. וְלֹא שִׁקַּע צָרֵינוּ בְּתוֹכוֹ <text:tab/>דַּיֵּנוּ:</text:p>
      <text:p text:style-name="P9">אִלּוּ שִׁקַּע צָרֵינוּ בְּתוֹכוֹ. </text:p>
      <text:p text:style-name="P9">וְלֹא סִפֵּק צָרְכֵנוּ בַמִּדְבָּר אַרְבָּעִים שָׁנָה<text:tab/>דַּיֵּנוּ:</text:p>
      <text:p text:style-name="P9">אִלּוּ סִפֵּק צָרְכֵנוּ בַמִּדְבָּר אַרְבָּעִים שָׁנָה. </text:p>
      <text:p text:style-name="P9">וְלֹא הֶאֱכִילָנוּ אֶת הַמָּן <text:tab/>דַּיֵּנוּ:</text:p>
      <text:p text:style-name="P8">אִלּוּ הֶאֱכִילָנוּ אֶת הַמָּן. וְלֹא נָתַן לָנוּ אֶת הַשַּׁבָּת <text:tab/>דַּיֵּנוּ:</text:p>
      <text:p text:style-name="P8">אִלּוּ נָתַן לָנוּ אֶת הַשַּׁבָּת. וְלֹא קֵרְבָנוּ לִפְנֵי הַר סִינַי <text:tab/>דַּיֵּנוּ:</text:p>
      <text:p text:style-name="P8">אִלּוּ קֵרְבָנוּ לִפְנֵי הַר סִינַי. וְלֹא נָתַן לָנוּ אֶת הַתּוֹרָה <text:tab/>דַּיֵּנוּ:</text:p>
      <text:p text:style-name="P8">אִלּוּ נָתַן לָנוּ אֶת הַתּוֹרָה. וְלֹא הִכְנִיסָנוּ לְאֶרֶץ יִשְׂרָאֵל <text:tab/>דַּיֵּנוּ:</text:p>
      <text:p text:style-name="P9">אִלּוּ הִכְנִיסָנוּ לְאֶרֶץ יִשְׂרָאֵל.</text:p>
      <text:p text:style-name="P9">וְלֹא בָנָה לָנוּ אֶת בֵּית הַמִּקְדָּשׁ<text:tab/>דַּיֵּנוּ:</text:p>
      <text:p text:style-name="P14">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p text:style-name="P14"/>
      <text:p text:style-name="P14">פסח מצה ומרור</text:p>
      <text:p text:style-name="P14"/>
      <text:p text:style-name="P14">רַבָּן גַּמְלִיאֵל הָיָה אוֹמֵר. כָּל-מִי שֶׁלֹּא אָמַר שְׁלֹשָׁה דְּבָרִים אֵלּוּ בַּפֶּסַח. לֹא יָצָא יְדֵי חוֹבָתוֹ. וְאֵלּוּ הֵן. פֶּסַח. מַצָּה. וּמָרוֹר:</text:p>
      <text:p text:style-name="P14">‏ כשיאמר פסח יסתכל בזרוע אבל לא יאחזנו בידו</text:p>
      <text:p text:style-name="P14"><text:soft-page-break/>פֶּסַח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14">‏ אֱמוּנִים עִרְכוּ שֶׁבַח. לָאֵל וְטִבְחוּ טֶבַח. וַאֲמַרְתֶּם זֶבַח פֶּסַח הוּא לַיהֹוָה: הֵרִימוּ קוֹל שִׁירִים. שִׂמְחוּ בְלֵיל שִׁמּוּרִים. עַל מַצּוֹת וּמְרוֹרִים. אִכְלוּ וּשְׁתוּ יֵינָי: <text:tab/>ואמרתם רִאשׁוֹן לְכָל-רִאשׁוֹנִים. עַל יַד צִיר אֱמוּנִים. מִיַּד כָּל-מְעַנִּים. הִצִּיל כָּל-הֲמוֹנָי: <text:tab/>ואמרתם נִסֵּי אֵל זָכַרְתִּי. וַחֲסָדָיו סִפַּרְתִּי. עַתָּה יָדַעְתִּי. כִּי גָדוֹל יְהֹוָה:<text:tab/> ואמרתם כְּכוֹכְבֵי הַשָּׁמַיִם. מְנַשֶּׁה וְאֶפְרַיִם. יָצְאוּ מִמִּצְרַיִם. כָּל-צִבְאוֹת יְהֹוָה: <text:tab/>ואמרתם הִנְחִיל תּוֹרָתוֹ. לְעַמּוֹ וַעֲדָתוֹ. שׁוֹמְרֵי מִצְוָתוֹ. עַם נוֹשַׁע בַּיהֹוָה:<text:tab/><text:tab/>ואמרתם נִפְלָאִים מַעֲשֶׂיךָ. וַעֲצוּמִים נִסֶּיךָ. יֹאמְרוּ כָּל-חוֹסֶיךָ. טוֹב לַחֲסוֹת בַּיהֹוָה: <text:tab/>ואמרתם</text:p>
      <text:p text:style-name="P14">‏ יגביה את המצה העליונה ויאמר מצה זו</text:p>
      <text:p text:style-name="P14">מַצָּה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P14">‏ יאחז המרור בידו ויאמר מרור זה</text:p>
      <text:p text:style-name="P14">מָרוֹר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p text:style-name="P14">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14"/>
      <text:p text:style-name="P14"><text:soft-page-break/>חצי הלל</text:p>
      <text:p text:style-name="P14"/>
      <text:p text:style-name="P14">יכסה את המצה ולוקח את הכוס בידו עד גאל ישראל ויאמר</text:p>
      <text:p text:style-name="P14">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P14">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P14">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P14"/>
      <text:p text:style-name="P14">כוס שניה</text:p>
      <text:p text:style-name="P14"/>
      <text:p text:style-name="P14">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P14"><text:soft-page-break/>לְשֵׁם יִחוּד קֻדְשָׁא בְּרִיךְ הוּא וּשְׁכִינְתֵּיהּ. בִּדְחִילוּ וּרְחִימוּ. וּרְחִימוּ וּדְחִילוּ. לְיַחֲדָא שֵׁם יוּ”ד קֵ”א בְּוָא”ו קֵ”א. בְּיִחוּדָא שְׁלִים (יהוה) בְּשֵׁם כָּל יִשְׂרָאֵל. הֲרֵינִי מוּכָן וּמְזֻמָּן לִשְׁתּוֹת יַיִן שֶׁל כּוֹס שֵׁנִי מֵאַרְבַּע כּוֹסוֹת שֶׁתִּקְּנוּ חֲכָמִים זִכְרוֹנָם לִבְרָכָה בְּלֵיל חַג הַמַּצּוֹת. שֶׁכָּל-אֶחָד וְאֶחָד מֵהֶם הוּא מִצְוָה בִּפְנֵי עַצְמָהּ. וִיהִ֤י ׀ נֹ֤עַם אֲדֹנָ֥י אֱלֹהֵ֗ינוּ עָ֫לֵ֥ינוּ וּמַעֲשֵׂ֣ה יָ֭דֵינוּ כּוֹנְנָ֥ה עָלֵ֑ינוּ וּֽמַעֲשֵׂ֥ה יָ֝דֵ֗ינוּ כּוֹנְנֵֽהוּ׃</text:p>
      <text:p text:style-name="P14">וישתה את הכוס בהסבה בלי ברכה</text:p>
      <text:p text:style-name="P14"/>
      <text:p text:style-name="P14">רחצה</text:p>
      <text:p text:style-name="P14"/>
      <text:p text:style-name="P14">רָחְצָה</text:p>
      <text:p text:style-name="P14">ירחץ ידיו וקודם שירחץ טוב לומר בקשה זו</text:p>
      <text:p text:style-name="P14"><text:soft-page-break/>לְשֵׁם יִחוּד קֻדְשָׁא בְּרִיךְ הוּא וּשְׁכִינְתֵּיהּ. בִּדְחִילוּ וּרְחִימוּ. וּרְחִימוּ וּדְחִילוּ. לְיַחֲדָא שֵׁם יוּ”ד קֵ”א בְּוָא”ו קֵ”א. בְּיִחוּדָא שְׁלִים (יהוה) בְּשֵׁם כָּל יִשְׂרָאֵל. וּבְשֵׁם כָּל־הַנְּפָשׁוֹת. וְהָרוּחוֹת וְהַנְּשָׁמוֹת וּמַלְבּוּשֵׁיהֶם וְהַקְּרוֹבִים לָהֶם. שֶׁמִּכְּלָלוּת אֲצִילוּת בְּרִיאָה יְצִירָה עֲשִׂיָּה. וּמִכָּל־פִּרְטֵי אֲצִילוּת בְּרִיאָה יְצִירָה עֲשִׂיָּה. דְּכָל-פַּרְצוּף וּסְפִירָה. הִנֵּה אָנֹכִי מוּכָן וּמְזֻמָּן לְקַיֵּם מִצְוַת עֲשֵׂה מִן הַתּוֹרָה לֶאֱכוֹל מַצָּה בַּלַּיְלָה הַזֹּאת שֶׁל חַג הַמַּצּוֹת. כַּאֲשֶׁר צִוָּנוּ יְהֹוָה אֱלֹהֵינוּ בְּתוֹרָתוֹ הַקְּדוֹשָׁה בָּעֶ֔רֶב תֹּאכְל֖וּ מַצֹּ֑ת. וַהֲרֵינִי מוּכָן לְקַיֵּם מִצְוַת לֹא תַעֲשֶׂה דְלֹ֥א יֵאָכֵ֖ל חָמֵֽץ. וּמִצְוַת לֹא תַעֲשֶׂה דְכָּל־מַחְמֶ֖צֶת לֹ֣א תֹאכֵ֑לוּ. וּמִצְוַת לִפְרוֹשׁ מֵאֲכִילַת חָמֵץ. שֶׁנֶּאֱמַר שִׁבְעַ֤ת יָמִים֙ מַצּ֣וֹת תֹּאכֵ֔לוּ. וְלָאו הַבָּא מִכְּלַל עֲשֵׂה עֲשֵׂה. וּמִצְוַת לֹא תַעֲשֶׂה שֶׁלֹּא לֶאֱכוֹל תַּעֲרוֹבֶת חָמֵץ. וּמִצְוַת לֹא תַעֲשֶׂה דְלֹֽא־יֵרָאֶ֨ה לְךָ֜ חָמֵ֗ץ וְלֹֽא־יֵרָאֶ֥ה לְךָ֛ שְׂאֹ֖ר. וּמִצְוַת לֹא תַעֲשֶׂה דְשְׂאֹ֕ר לֹ֥א יִמָּצֵ֖א בְּבָתֵּיכֶ֑ם. כְּדֵי לַעֲשׂוֹת נַחַת רוּחַ לְיוֹצְרֵנוּ וְלַעֲשׂוֹת רְצוֹן בּוֹרְאֵנוּ. כְּדֵי לְתַקֵּן שׁוֹרֶשׁ מִצְוֹת אֵלּוּ בְּמָקוֹם עֶלְיוֹן. וִיהִי רָצוֹן מִלְּפָנֶיךָ יְהֹוָה אֱלֹהֵינוּ וֵאלֹהֵי אֲבוֹתֵינוּ שֶׁתְּהֵא חַשׁוּבָה וּמְקֻבֶּלֶת וּרְצוּיָה לְפָנֶיךָ מִצְוָה זוֹ שֶׁל אֲכִילַת מַצָּה בַּלַּיְלָה הַזֹּאת. וְיַעֲלֶה לְפָנֶיךָ כְּאִלּוּ כִּוַּנְתִּי בְּכָל־הַכַּוָּנוֹת הָרְאוּיוֹת לְכַוֵּן בְּמַעֲשֵׂה וְדִבּוּר וְכַוָּנָה וּמַחֲשָׁבָה וּרְעוּתָא דְלִבָּא. וִיהִ֤י ׀ נֹ֤עַם אֲדֹנָ֥י אֱלֹהֵ֗ינוּ עָ֫לֵ֥ינוּ וּמַעֲשֵׂ֣ה יָ֭דֵינוּ כּוֹנְנָ֥ה עָלֵ֑ינוּ וּֽמַעֲשֵׂ֥ה יָ֝דֵ֗ינוּ כּוֹנְנֵֽהוּ׃</text:p>
      <text:p text:style-name="P14">ירחץ ידיו. וקודם שינגבן יגביהן כנגד פניו ויברך</text:p>
      <text:p text:style-name="P14">בָּרוּךְ אַתָּה יְהֹוָה. אֱלֹהֵינוּ מֶלֶךְ הָעוֹלָם. אֲשֶׁר קִדְּשָׁנוּ בְּמִצְוֹתָיו וְצִוָּנוּ עַל נְטִילַת יָדָיִם:</text:p>
      <text:p text:style-name="P14"/>
      <text:p text:style-name="P14">מוציא מצה</text:p>
      <text:p text:style-name="P14"/>
      <text:p text:style-name="P14">מוֹצִיא מַצָּה ‏</text:p>
      <text:p text:style-name="P14">יקח שלשת המצות (שתי השלמות והפרוסה שביניהן) ויברך המוציא וישמיט מצה התחתונה ויברך על השלימה והפרוסה על אכילת מצה ויבצע שתי כזיתות (נ"ח גרם) משתיהן יחד ויאכלם בהסבה ויזהר שלא ידבר בדברים חיצונים בין אכילת מצה לאכילת הכורך</text:p>
      <text:p text:style-name="P14"><text:soft-page-break/>קודם שיברך המוציא יאמר</text:p>
      <text:p text:style-name="P14">עֵֽינֵי־כֹ֭ל אֵלֶ֣יךָ יְשַׂבֵּ֑רוּ וְאַתָּ֤ה נֽוֹתֵן־לָהֶ֖ם אֶת־אָכְלָ֣ם בְּעִתּֽוֹ׃ פּוֹתֵ֥חַ אֶת־יָדֶ֑ךָ (ר"ת פא"י שהוא מספר יאהדונהי ומספר סא"ל וס"ת חת"ך) וּמַשְׂבִּ֖יעַ (כמספר חת"ך) לְכָל־חַ֣י רָצֽוֹן׃</text:p>
      <text:p text:style-name="P14">בָּרוּךְ אַתָּה יְהֹוָה. אֱלֹהֵינוּ מֶלֶךְ הָעוֹלָם. הַמּוֹצִיא לֶחֶם מִן הָאָרֶץ:</text:p>
      <text:p text:style-name="P14">בָּרוּךְ אַתָּה יְהֹוָה. אֱלֹהֵינוּ מֶלֶךְ הָעוֹלָם. אֲשֶׁר קִדְּשָׁנוּ בְּמִצְוֹתָיו וְצִוָּנוּ עַל אֲכִילַת מַצָּה:</text:p>
      <text:p text:style-name="P14"/>
      <text:p text:style-name="P14">מרור</text:p>
      <text:p text:style-name="P14"/>
      <text:p text:style-name="P14">מָרוֹר</text:p>
      <text:p text:style-name="P14">יקח כזית (כ"ט גרם) מרור ויטבל אותו בחרוסת וינער מעט מהחרוסת שעליו כדי שישאר בו קצת מרירות</text:p>
      <text:p text:style-name="P14">וקודם שיברך עליו יאמר</text:p>
      <text:p text:style-name="P14">לְשֵׁם יִחוּד קֻדְשָׁא בְּרִיךְ הוּא וּשְׁכִינְתֵּיהּ. בִּדְחִילוּ וּרְחִימוּ. וּרְחִימוּ וּדְחִילוּ. לְיַחֲדָא שֵׁם יוּ”ד קֵ”א בְּוָא”ו קֵ”א. בְּיִחוּדָא שְׁלִים (יהוה) בְּשֵׁם כָּל יִשְׂרָאֵל. הֲרֵינִי רוֹצֶה לְקַיֵּם מִצְוַת אֲכִילַת מָרוֹר עַל יְדֵי הַהוּא טָמִיר וְנֶעְלָם בְּשֵׁם כָּל יִשְׂרָאֵל. וִיהִ֤י ׀ נֹ֤עַם אֲדֹנָ֥י אֱלֹהֵ֗ינוּ עָ֫לֵ֥ינוּ וּמַעֲשֵׂ֣ה יָ֭דֵינוּ כּוֹנְנָ֥ה עָלֵ֑ינוּ וּֽמַעֲשֵׂ֥ה יָ֝דֵ֗ינוּ כּוֹנְנֵֽהוּ׃</text:p>
      <text:p text:style-name="P14">ואחר כך יברך ויאכלנו בלי הסבה</text:p>
      <text:p text:style-name="P14">בָּרוּךְ אַתָּה יְהֹוָה. אֱלֹהֵינוּ מֶלֶךְ הָעוֹלָם. אֲשֶׁר קִדְּשָנוּ בְּמִצְוֹתָיו וְצִוָּנוּ עַל אֲכִילַת מָרוֹר:</text:p>
      <text:p text:style-name="P14"/>
      <text:p text:style-name="P14">כורך</text:p>
      <text:p text:style-name="P14"/>
      <text:p text:style-name="P14">כּוֹרֵךְ</text:p>
      <text:p text:style-name="P14"><text:soft-page-break/>יקח מצה השלישית ויבצע ממנה בזית ויקח כזית מרור ויכרוך שניהם יחד ויטבלם בחרוסת ויאמר</text:p>
      <text:p text:style-name="P14">מַצָּה וּמָרוֹר בְּלֹא בְרָכָה. זֵכֶר לְמִּקְדָּשׁ. בְּיָמֵינוּ יְחֻדָּשׁ. כְּהִלֵּל הַזָּקֵן שֶׁהָיָה כּוֹרְכָן וְאוֹכְלָן בְּבַת אַחַת. לְקַיֵּם מַה-שֶּׁנֶּאֱמַר. עַל־מַצּ֥וֹת וּמְרֹרִ֖ים יֹאכְלֻֽהוּ:</text:p>
      <text:p text:style-name="P14">ויאכלם בהסבה</text:p>
      <text:p text:style-name="P14"/>
      <text:p text:style-name="P14">שולחן עורך</text:p>
      <text:p text:style-name="P14"/>
      <text:p text:style-name="P14">שֻׁלְחָן עוֹרֵךְ</text:p>
      <text:p text:style-name="P14">יאכל סעודתו בשמחה ולא ישבע הרבה כדי שיוכל לאכול אפיקומן בתיאבון</text:p>
      <text:p text:style-name="P14">יאכל ביצה וקודם שיאכלנה יאמר</text:p>
      <text:p text:style-name="P14">זֵכֶר לְקָרְבַּן חֲגׅיגָה</text:p>
      <text:p text:style-name="P14">בתוך הסעודה טוב לומר לשון זה</text:p>
      <text:p text:style-name="P14"><text:soft-page-break/>שְׁלָמָא עֲלָךְ יוֹמָא טָבָא קַדִּישָׁא. שְׁלָמָא עֲלָךְ חַגָא קַדִּישָׁא. שְׁלָמָא עֲלָךְ אוּשְׁפִּיזָא קַדִּישָׁא. אַנְתְּ הוּא מִקְרָא קוֹדֶשׁ. זַמִּין אַנְתְּ לְהַהוּא אֲתַר דְּאִקְרֵי קוֹדֶשׁ. לְאִתְעַטְּרָא בֵּיהּ וּלְאִשְׁתְּאֲבָא בֵּיהּ. וְתִתְקַדֵּשׁ וְיִשְׁתַּכַּח בָּךְ חֶדְוָתָא. הָא אַנְתְּ שָׁאִיב מֵהַהוּא עֲמִיקָא דַּעֲמִיקְתָא. דְנַחֲלִין וּמַבּוּעִין נַפְקִין מִנֵּיהּ. הָא יִשְׂרָאֵל דְּאִתְקְרוּן קוֹדֶשׁ מְקַבְּלִין לָךְ בְּאַנְפִּין נְהִירִין. בְּחֶדְוָתָא וּבְתֻשְׁבַּחְתָּא. מְזַמְּנִין לָךְ מְתַקְּנִין לָךְ סְעוּדָתָא יְתֵירָא. מְסַדְּרִין פְּתוֹרֵי מְתַקְּנֵי גַּרְמַיְהוּ בְּמָאנֵי יְקָר. חֲדָאן וּמְשַׁבְּחִין שְׁבָחָא לְקֻדְשָׁא בְּרִיךְ הוּא: חַגָּא דְפִסְחָא דְרוֹעָא יְמִינָא. כַּמָּה חָבִיב אַנְתְּ וְיַקִּיר. בָּךְ נַפְקוּ יִשְׂרָאֵל מֵרְשׁוּתָא אַחֲרָא וְעָאלוּ בִּרְשׁוּתָא קַדִּישָׁא. בָּךְ כְּתִיב שִׁבְעַ֣ת יָמִ֔ים שְׂאֹ֕ר לֹ֥א יִמָּצֵ֖א בְּבָתֵּיכֶ֑ם. הַאי לַחְמָא אִקְרֵי מַצָּה בְּגִין דְּקָא מְשַׁדֶּדֶת וּמַבְרַחַת לְכָל סִטְרִין בִּישִׁין וְעָבִיד בְּהוּ קְטָטָה. כְּגַוְנָא דְּשַׁדַּי דִּמְזוּזָה דְּמַבְרַחַת לְשֵׁדִים וּמַזִּיקִים דְּתַרְעָא. אוֹף הָכִי אִיהִי מַבְרַחַת לְכָל סִטְרִין בִּישִׁין וְעָבִיד קְטָטָה בְּהוּ. כַּמָּה חֲבִיבִין יוֹמִין דִּילָךְ דְּאִינּוּן יוֹמֵי חֶדְוָתָא. אִינּוּן יוֹמִין דְּסַלְקִין לִיקָרָא עִלָּאָה. בָּךְ חַדָאן יִשְׂרָאֵל בְּחֶדְוָתָא דְפוּרְקָנָא דְּמָארֵיהוֹן. בָּךְ מְשַׁבְּחִין יִשְׂרָאֵל גְּבוּרְתֵּיהּ דְקֻדְשָׁא בְּרִיךְ הוּא וּבְדָא יָהֲבֵי חֵילָא לְעֵלָּא. בָּךְ חָדֵּי קֻדְשָׁא בְּרִיךְ הוּא בְּסִפּוּרָא דְשִׁבְחָא דִילְהוֹן. בָּךְ אָכְלִין יִשְׂרָאֵל מֵיכְלָא דְאַסְוָתָא. בָּךְ אָכְלִין מַצָּה דְּאִיהִי אַסְוָתָא לְמֵיעַל וּלְמִנְדַּע בְּרָזָא דִמְהֵימְנוּתָא דָא אִיהוּ נָהֲמָא דְאֲחְכִּימוּ בֵּיהּ יִשְׂרָאֵל חָכְמְתָא עִלָּאָה דְאוֹרַיְיתָא וְעָאלוּ בְּאָרְחָהָא. בָּךְ יִשְׂרָאֵל כֻּלְהוּ צְרִיכִין לְמֶהֱוֵי שְׁמוּרִים וּנְטוּרִים מֵחָמֵץ וּשְׂאוֹר בְּכָל שֶׁהוּא. וְכָל מַאֲכָלִין וּמַשְׁקִין כֻּלְּהוּ נְטוּרִין. עֲלָךְ כְּתִיב אֶת־חַ֣ג הַמַּצּוֹת֮ תִּשְׁמֹר֒. בָּר֖וּךְ יְהוָֹ֥ה לְ֝עוֹלָ֗ם אָ֘מֵ֥ן ׀ וְאָמֵֽן:</text:p>
      <text:p text:style-name="P14"/>
      <text:p text:style-name="P14">צפון</text:p>
      <text:p text:style-name="P14"/>
      <text:p text:style-name="P14">צָפוּן</text:p>
      <text:p text:style-name="P14">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P14"><text:soft-page-break/>זֵכֶר לְקָרְבַּן פֶּסַח הַנֶּאֱכַל עַל הַשָּׂבָע:</text:p>
      <text:p text:style-name="P14"/>
      <text:p text:style-name="P14">ברך</text:p>
      <text:p text:style-name="P14"/>
      <text:p text:style-name="P14">ברכת המזון</text:p>
      <text:p text:style-name="P14"/>
      <text:p text:style-name="P14">בָּרֵךְ</text:p>
      <text:p text:style-name="P14">ימזגו כוס של אליהו ופותחים את הדלת יטול מים אחרונים ויאחז בידו כוס שלישי ויברך ברכת המזון וקודם שיברך יאמר</text:p>
      <text:p text:style-name="P14">לַמְנַצֵּ֥ח בִּנְגִינֹ֗ת מִזְמ֥וֹר שִֽׁיר׃ אֱלֹהִ֗ים יְחָנֵּ֥נוּ וִֽיבָרְכֵ֑נוּ יָ֤אֵ֥ר פָּנָ֖יו אִתָּ֣נוּ סֶֽלָה׃ לָדַ֣עַת בָּאָ֣רֶץ דַּרְכֶּ֑ךָ בְּכָל־גּ֝וֹיִ֗ם יְשׁוּעָתֶֽךָ׃ יוֹד֖וּךָ עַמִּ֥ים ׀ אֱלֹהִ֑ים י֝וֹד֗וּךָ עַמִּ֥ים כֻּלָּֽם׃ יִֽשְׂמְח֥וּ וִֽירַנְּנ֗וּ לְאֻ֫מִּ֥ים כִּֽי־תִשְׁפֹּ֣ט עַמִּ֣ים מִישׁ֑וֹר וּלְאֻמִּ֓ים ׀ בָּאָ֖רֶץ תַּנְחֵ֣ם סֶֽלָה׃ יוֹד֖וּךָ עַמִּ֥ים ׀ אֱלֹהִ֑ים י֝וֹד֗וּךָ עַמִּ֥ים כֻּלָּֽם׃ אֶ֭רֶץ נָתְנָ֣ה יְבוּלָ֑הּ יְ֝בָרְכֵ֗נוּ אֱלֹהִ֥ים אֱלֹהֵֽינוּ׃ יְבָרְכֵ֥נוּ אֱלֹהִ֑ים וְיִֽירְא֥וּ אֹ֝ת֗וֹ כָּל־אַפְסֵי־אָֽרֶץ׃</text:p>
      <text:p text:style-name="P14">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P14">אם הם שלשה אומר המברך הַב לָן וְנִבְרִיךְ לְמַלְכָּא עִלָּאָה קַדִּישָׁא: ( עונים שָׁמַיִם) בִּרְשׁוּת מַלְכָּא עִלָּאָה קַדִּישָׁא. (בשבת וּבִרְשׁוּת שַׁבָּת מַלְכְּתָא.) וּבִרְשׁוּת יוֹמָא טָבָא אוּשְׁפִּיזָא קַדִּישָׁא. וּבִרְשׁוּתְכֶם. נְבָרֵךְ (בעשרה ויותר אֱלֹהֵינוּ) שֶׁאָכַלְנוּ מִשֶּׁלּוֹ: והמסובים והוא עונים בָּרוּךְ (בעשרה ויותר אֱלֹהֵינוּ) שֶׁאָכַלְנוּ מִשֶּׁלּוֹ וּבְטוּבוֹ הַגָּדוֹל חָיִינוּ:</text:p>
      <text:p text:style-name="P14"><text:soft-page-break/>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ר"ת פא"י שהוא מספר יאהדונהי ומספר סא"ל וס"ת חת"ך) וּמַשְׂבִּ֖יעַ (כמספר חת"ך) לְכָל־חַ֣י רָצֽוֹן. בָּרוּךְ אַתָּה יְהֹוָה. הַזָּן אֶת-הַכֹּל:</text:p>
      <text:p text:style-name="P14">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P14">עַל הַכֹּל יְהֹוָה אֱלֹהֵינוּ אֲנַחְנוּ מוֹדִים לָךְ. וּמְבָרְכִים אֶת-שְׁמָךְ. כָּאָמוּר. וְאָכַלְתָּ֖ וְשָׂבָ֑עְתָּ וּבֵֽרַכְתָּ֙ אֶת־יְהֹוָ֣ה אֱלֹהֶ֔יךָ עַל־הָאָ֥רֶץ הַטֹּבָ֖ה אֲשֶׁ֥ר נָֽתַן־לָֽךְ. בָּרוּךְ אַתָּה יְהֹוָה. עַל הָאָרֶץ וְעַל הַמָּזוֹן:</text:p>
      <text:p text:style-name="P14">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14">בשבת אומרים</text:p>
      <text:p text:style-name="P14">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14"><text:soft-page-break/>בליל ראשון (ושני בחוץ לארץ) אם לא אמר יעלה ויבא חוזר לראש</text:p>
      <text:p text:style-name="P14">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 בְּיוֹם חַג הַמַּצּוֹת הַזֶּה. בְּיוֹם טוֹב מִקְרָא קֹדֶשׁ הַזֶּה. 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P14">וְתִבְנֶה יְרוּשָׁלַיִם עִירָךְ בִּמְהֵרָה בְיָמֵינוּ. בָּרוּךְ אַתָּה יְהֹוָה. בּוֹנֵה יְרוּשָׁלָיִם ואומר בלחש אָמֵן:</text:p>
      <text:p text:style-name="P14">אם שכח לומר יעלה ויבא ונזכר לפני שהתחיל ברכת הטוב והמטיב יאמר</text:p>
      <text:p text:style-name="P14">בָּרוּךְ אַתָּה יְהֹוָה אֱלֹהֵינוּ מֶלֶךְ הָעוֹלָם. שֶׁנָּתַן יָמִים טוֹבִים לְעַמּוֹ יִשְׂרָאֵל. לְשָׂשׂוֹן וּלְשִׂמְחָה. אֶת-יוֹם חַג הַמַּצּוֹת הַזֶּה. אֶת-יוֹם טוֹב מִקְרָא קֹדֶשׁ הַזֶּה. בָּרוּךְ אַתָּה יְהֹוָה מְקַדֵּשׁ יִשְׂרָאֵל וְהַזְּמַנִּים:</text:p>
      <text:p text:style-name="P14">אם שכח לומר רצה והחליצנו או יעלה ויבא בשבת ונזכר לפני שהתחיל ברכת הטוב והמטיב יאמר</text:p>
      <text:p text:style-name="P14">בָּרוּךְ אַתָּה יְהֹוָה אֱלֹהֵינוּ מֶלֶךְ הָעוֹלָם. שֶׁנָּתַן שַׁבָּתוֹת לִמְנוּחָה לְעַמּוֹ יִשְׂרָאֵל. בְּאַהֲבָה לְאוֹת וְלִבְרִית. וְיָמִים טוֹבִים לְשָׂשׂוֹן וּלְשִׂמְחָה. אֶת-יוֹם חַג הַמַּצּוֹת הַזֶּה. אֶת-יוֹם טוֹב מִקְרָא קֹדֶשׁ הַזֶּה. בָּרוּךְ אַתָּה יְהֹוָה מְקַדֵּשׁ הַשַּׁבָּת יִשְׂרָאֵל וְהַזְּמַנִּים:</text:p>
      <text:p text:style-name="P14">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 יענו אמן</text:p>
      <text:p text:style-name="P14"><text:soft-page-break/>הָרַחֲמָן הוּא יִשְׁתַּבַּח עַל כִּסֵּא כְבוֹדוֹ: הָרַחֲמָן הוּא יִשְׁתַּבַּח בַּשָּׁמַיִם וּבָאָרֶץ: הָרַחֲמָן הוּא יִשְׁתַּבַּח בָּנוּ לְדוֹר דּוֹרִים: הָרַחֲמָן הוּא קֶרֶן לְעַמּוֹ יָרִים: הָרַחֲמָן הוּא יִתְפָּאַר בָּנוּ לְנֵצַח נְצָחִים: הָרַחֲמָן הוּא יְפַרְנְסֵנוּ בְּכָבוֹד וְלֹא בְבִזּוּי בְּהֶתֵּר וְלֹא בְאִסּוּר בְּנַחַת וְלֹא בְצַעַר: הָרַחֲמָן הוּא יִתֵּן שָׁלוֹם בֵּינֵינוּ: הָרַחֲמָן הוּא יִשְׁלַח בְּרָכָה רְוָחָה וְהַצְלָחָה בְּכָל-מַעֲשֵׂה יָדֵינוּ: הָרַחֲמָן הוּא יַצְלִיחַ אֶת-דְּרָכֵינוּ: הָרַחֲמָן הוּא יִשְׁבּוֹר עֹל גָּלוּת מְהֵרָה מֵעַל צַוָּארֵנוּ: הָרַחֲמָן הוּא יוֹלִיכֵנוּ מְהֵרָה קוֹמְמִיּוּת לְאַרְצֵנוּ: הָרַחֲמָן הוּא יִרְפָּאֵנוּ רְפוּאָה שְׁלֵמָה. רְפוּאַת הַנֶּפֶשׁ וּרְפוּאַת הַגּוּף: הָרַחֲמָן הוּא יִפְתַּח לָנוּ אֶת-יָדוֹ הָרְחָבָה: הָרַחֲמָן הוּא יְבָרֵךְ כָּל-אֶחָד וְאֶחָד מִמֶּנּוּ בִּשְׁמוֹ הַגָּדוֹל כְּמוֹ שֶׁנִּתְבָּרְכוּ אֲבוֹתֵינוּ אַבְרָהָם יִצְחָק וְיַעֲקֹב. בַּכֹּל מִכֹּל כֹּל. כֵּן יְבָרֵךְ אוֹתָנוּ יַחַד בְּרָכָה שְׁלֵמָה. וְכֵן יְהִי רָצוֹן וְנֹאמַר אָמֵן: הָרַחֲמָן הוּא יִפְרוֹשׂ עָלֵינוּ סֻכַּת שְׁלוֹמוֹ:</text:p>
      <text:p text:style-name="P14">בשבת הָרַחֲמָן הוּא יַנְחִילֵנוּ עוֹלָם שֶׁכֻּלּוֹ שַׁבָּת וּמְנוּחָה לְחַיֵּי הָעוֹלָמִים:</text:p>
      <text:p text:style-name="P14">הָרַחֲמָן הוּא יַנְחִילֵנוּ יוֹם שֶׁכֻּלּוֹ טוֹב:</text:p>
      <text:p text:style-name="P14">הָרַחֲמָן הוּא יִטַּע תּוֹרָתוֹ וְאַהֲבָתוֹ בְּלִבֵּנוּ וְתִהְיֶה יִרְאָתוֹ עַל פָּנֵינוּ לְבִלְתִּי נֶחֱטָא. וְיִהְיוּ כָל-מַעֲשֵׂינוּ לְשֵׁם שָׁמָיִם:</text:p>
      <text:p text:style-name="P14">ברכת האורח 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14"><text:soft-page-break/>הָרַחֲמָן הוּא יְחַיֵּנוּ וִיזַכֵּנוּ וִיקָרְבֵנוּ לִימוֹת הַמָּשִׁיחַ וּלְבִנְיַן בֵּית הַמִּקְדָּשׁ וּלְחַיֵּי הָעוֹלָם הַבָּא. מִגְדּ֖וֹל יְשׁוּע֣וֹת מַלְכּ֑וֹ וְעֹֽשֶׂה־חֶ֧סֶד לִמְשִׁיח֛וֹ לְדָוִ֥ד וּלְזַרְע֖וֹ עַד־עוֹלָֽם: כְּ֭פִירִים רָשׁ֣וּ וְרָעֵ֑בוּ וְדֹרְשֵׁ֥י יְ֝הֹוָ֗ה לֹא־יַחְסְר֥וּ כָל־טֽוֹב: נַ֤עַר ׀ הָיִ֗יתִי גַּם־זָ֫קַ֥נְתִּי וְֽלֹא־רָ֭אִיתִי צַדִּ֣יק נֶעֱזָ֑ב וְ֝זַרְע֗וֹ מְבַקֶּשׁ־לָֽחֶם: כָּל־הַ֭יּוֹם חוֹנֵ֣ן וּמַלְוֶ֑ה וְ֝זַרְע֗וֹ לִבְרָכָֽה: מַה-שֶּׁאָכַלְנוּ יִהְיֶה לְשָׂבְעָה. וּמַה-שֶּׁשָּׁתִינוּ יִהְיֶה לִרְפוּאָה. וּמַה-שֶּׁהוֹתַרְנוּ יִהְיֶה לִבְרָכָה. כְּדִכְתִיב. וַיִּתֵּ֧ן לִפְנֵיהֶ֛ם וַיֹּאכְל֥וּ וַיּוֹתִ֖רוּ כִּדְבַ֥ר יְהֹוָֽה: בְּרוּכִ֣ים אַ֭תֶּם לַיהֹוָ֑ה עֹ֝שֵׂ֗ה שָׁמַ֥יִם וָאָֽרֶץ: בָּר֣וּךְ הַגֶּ֔בֶר אֲשֶׁ֥ר יִבְטַ֖ח בַּֽיהֹוָ֑ה וְהָיָ֥ה יְהֹוָ֖ה מִבְטַחֽוֹ: יְֽהֹוָ֗ה עֹ֭ז לְעַמּ֣וֹ יִתֵּ֑ן יְהֹוָ֓ה ׀ יְבָרֵ֖ךְ אֶת־עַמּ֣וֹ בַשָּׁלֽוֹם: עוֹשֶׂה שָׁלוֹם בִּמְרוֹמָיו הוּא בְרַחֲמָיו יַעֲשֶׂה שָׁלוֹם עָלֵינוּ. וְעַל כָּל-עַמּוֹ יִשְׂרָאֵל וְאִמְרוּ אָמֵן:</text:p>
      <text:p text:style-name="P14"/>
      <text:p text:style-name="P14">כוס שלישית</text:p>
      <text:p text:style-name="P14"/>
      <text:p text:style-name="P14">לְשֵׁם יִחוּד קֻדְשָׁא בְּרִיךְ הוּא וּשְׁכִינְתֵּיהּ. בִּדְחִילוּ וּרְחִימוּ. וּרְחִימוּ וּדְחִילוּ. לְיַחֲדָא שֵׁם יוּ”ד קֵ”א בְּוָא”ו קֵ”א. בְּיִחוּדָא שְׁלִים (יהוה) בְּשֵׁם כָּל יִשְׂרָאֵל. הֲרֵינִי מוּכָן וּמְזֻמָּן לִשְׁתּוֹת יַיִן שֶׁל כּוֹס בִּרְכַּת הַמָּזוֹן שֶׁהוּא כּוֹס שְׁלִישִׁי מֵאַרְבַּע כּוֹסוֹת שֶׁתִּקְּנוּ חֲכָמִים זִכְרוֹנָם לִבְרָכָה בְּלֵיל חַג הַמַּצּוֹת. שֶׁכָּל-אֶחָד וְאֶחָד מֵהֶם הוּא מִצְוָה בִּפְנֵי עַצְמָהּ. וִיהִ֤י ׀ נֹ֤עַם אֲדֹנָ֥י אֱלֹהֵ֗ינוּ עָ֫לֵ֥ינוּ וּמַעֲשֵׂ֣ה יָ֭דֵינוּ כּוֹנְנָ֥ה עָלֵ֑ינוּ וּֽמַעֲשֵׂ֥ה יָ֝דֵ֗ינוּ כּוֹנְנֵֽהוּ׃</text:p>
      <text:p text:style-name="P14">כּוֹס־יְשׁוּע֥וֹת אֶשָּׂ֑א וּבְשֵׁ֖ם יְהֹוָ֣ה אֶקְרָֽא ׃ סַבְרִי מָרָנָן ועונים לְחַיִּים</text:p>
      <text:p text:style-name="P14">ויכוין לפטור בברכה זו גם כוס רביעי</text:p>
      <text:p text:style-name="P14">בָּרוּךְ אַתָּה יְהֹוָה. אֱלֹהֵינוּ מֶלֶךְ הָעוֹלָם. בּוֹרֵא פְּרִי הַגֶּפֶן:</text:p>
      <text:p text:style-name="P14">וישתהו בהסבה</text:p>
      <text:p text:style-name="P14"/>
      <text:p text:style-name="P14">שפוך חמתך</text:p>
      <text:p text:style-name="P14"/>
      <text:p text:style-name="P14">ימזגו כוס רביעי ויקרא עליו את ההלל.‏</text:p>
      <text:p text:style-name="P14"><text:soft-page-break/>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P14"/>
      <text:p text:style-name="P14">הלל</text:p>
      <text:p text:style-name="P14"/>
      <text:p text:style-name="P14">מסיימים את ההלל</text:p>
      <text:p text:style-name="P14"/>
      <text:p text:style-name="P14">הַלֵּל</text:p>
      <text:p text:style-name="P14">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 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P14">אָ֭הַבְתִּי כִּֽי־יִשְׁמַ֥ע ׀ יְהֹוָ֑ה אֶת־ק֝וֹלִ֗י תַּחֲנוּנָֽי׃ כִּֽי־הִטָּ֣ה אָזְנ֣וֹ לִ֑י ‏וּבְיָמַ֥י אֶקְרָֽא׃ אֲפָפ֤וּנִי ׀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P14"><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14">הַֽלְל֣וּ אֶת־יְ֭הֹוָה כָּל־גּוֹיִ֑ם שַׁ֝בְּח֗וּהוּ כָּל־הָאֻמִּֽים׃ כִּ֥י גָ֘בַ֤ר עָלֵ֨ינוּ ׀ ‏חַסְדּ֗וֹ וֶֽאֱמֶת־יְהֹוָ֥ה לְעוֹלָ֗ם הַֽלְלוּיָֽהּ׃ הוֹד֣וּ לַיהֹוָ֣ה כִּי־ט֑וֹב כִּ֖י לְעוֹלָ֣ם חַסְדּֽוֹ׃ ‏יֹֽאמַר־נָ֥א יִשְׂרָאֵ֑ל ‏ כִּ֖י לְעוֹלָ֣ם חַסְדּֽוֹ׃ יֹֽאמְרוּ־נָ֥א בֵֽית־אַהֲרֹ֑ן כִּ֖י לְעוֹלָ֣ם חַסְדּֽוֹ׃ יֹֽאמְרוּ־נָ֭א יִרְאֵ֣י יְהֹוָ֑ה כִּ֖י לְעוֹלָ֣ם חַסְדּֽוֹ׃</text:p>
      <text:p text:style-name="P14">מִֽן־הַ֭מֵּצַ֥ר קָרָ֣אתִי יָּ֑הּ עָנָ֖נִי בַמֶּרְחָ֣ב יָֽהּ׃ יְהֹוָ֣ה לִ֭י לֹ֣א אִירָ֑א מַה־יַּעֲשֶׂ֖ה לִ֣י אָדָֽם׃ יְהֹוָ֣ה לִ֭י בְּעֹזְרָ֑י וַ֝אֲנִ֗י אֶרְאֶ֥ה בְשֹׂנְאָֽי׃ ט֗וֹב לַחֲס֥וֹת ‏בַּיהֹוָ֑ה מִ֝בְּטֹ֗חַ בָּאָדָֽם׃ ט֗וֹב לַחֲס֥וֹת בַּיהֹוָ֑ה מִ֝בְּטֹ֗חַ בִּנְדִיבִֽים׃ כָּל־גּוֹיִ֥ם סְבָב֑וּנִי בְּשֵׁ֥ם יְ֝הֹוָ֗ה כִּ֣י אֲמִילַֽם׃ סַבּ֥וּנִי גַם־סְבָב֑וּנִי בְּשֵׁ֥ם ‏יְ֝הֹוָ֗ה כִּ֣י אֲמִילַֽם׃ סַבּ֤וּנִי כִדְבוֹרִ֗ים דֹּ֭עֲכוּ כְּאֵ֣שׁ קוֹצִ֑ים בְּשֵׁ֥ם יְ֝הֹוָ֗ה ‏כִּ֣י אֲמִילַֽם׃ דַּחֹ֣ה דְחִיתַ֣נִי לִנְפֹּ֑ל וַ֖יהֹוָ֣ה עֲזָרָֽנִי׃ עָזִּ֣י וְזִמְרָ֣ת יָ֑הּ וַֽיְהִי־לִ֝֗י לִֽישׁוּעָֽה׃ ק֤וֹל ׀ רִנָּ֬ה וִֽישׁוּעָ֗ה בְּאָהֳלֵ֥י צַדִּיקִ֑ים יְמִ֥ין יְ֝הֹוָה עֹ֣שָׂה ‏חָֽיִל׃ יְמִ֣ין יְ֭הֹוָה רוֹמֵמָ֑ה יְמִ֥ין יְ֝הֹוָה עֹ֣שָׂה חָֽיִל׃ לֹֽא אָמ֥וּת כִּי־אֶֽחְיֶ֑ה ‏וַ֝אֲסַפֵּ֗ר מַֽעֲשֵׂ֥י יָֽהּ׃ יַסֹּ֣ר יִסְּרַ֣נִּי יָּ֑הּ וְ֝לַמָּ֗וֶת לֹ֣א נְתָנָֽנִי׃ פִּתְחוּ־לִ֥י ‏שַׁעֲרֵי־צֶ֑דֶק אָֽבֹא־בָ֝ם אוֹדֶ֥ה יָֽהּ׃ זֶֽה־הַשַּׁ֥עַר לַיהֹוָ֑ה צַ֝דִּיקִ֗ים יָבֹ֥אוּ ‏בֽוֹ׃</text:p>
      <text:p text:style-name="P14">א֭וֹדְךָ כִּ֣י עֲנִיתָ֑נִי וַתְּהִי־לִ֝֗י לִֽישׁוּעָֽה׃ א֭וֹדְךָ כִּ֣י עֲנִיתָ֑נִי וַתְּהִי־לִ֝֗י לִֽישׁוּעָֽה׃ ‏אֶ֭בֶן מָאֲס֣וּ הַבּוֹנִ֑ים הָ֝יְתָ֗ה לְרֹ֣אשׁ פִּנָּֽה׃ אֶ֭בֶן מָאֲס֣וּ הַבּוֹנִ֑ים הָ֝יְתָ֗ה לְרֹ֣אשׁ ‏פִּנָּֽה׃ מֵאֵ֣ת יְ֭הֹוָה הָ֣יְתָה זֹּ֑את הִ֖יא נִפְלָ֣את בְּעֵינֵֽינוּ׃ מֵאֵ֣ת יְ֭הֹוָה הָ֣יְתָה ‏זֹּ֑את הִ֖יא נִפְלָ֣את בְּעֵינֵֽינוּ׃ זֶה־הַ֭יּוֹם עָשָׂ֣ה יְהֹוָ֑ה נָגִ֖ילָה וְנִשְׂמְחָ֣ה בֽוֹ׃ ‏זֶה־הַ֭יּוֹם עָשָׂ֣ה יְהֹוָ֑ה נָגִ֖ילָה וְנִשְׂמְחָ֣ה בֽוֹ׃</text:p>
      <text:p text:style-name="P14">אָנָּ֣א יְ֭הֹוָה הוֹשִׁ֘יעָ֥ה נָּ֑א. אָנָּ֣א יְ֭הֹוָה הוֹשִׁ֘יעָ֥ה נָּ֑א:‏ אָֽנָּ֥א יְ֝הֹוָ֗ה הַצְלִ֘יחָ֥ה נָּֽא. אָֽנָּ֥א יְ֝הֹוָ֗ה הַצְלִ֘יחָ֥ה נָּֽא׃</text:p>
      <text:p text:style-name="P14"><text:soft-page-break/>בָּר֣וּךְ הַ֭בָּא בְּשֵׁ֣ם יְהֹוָ֑ה בֵּ֝רַֽכְנוּכֶ֗ם מִבֵּ֥ית יְהֹוָֽה׃ בָּר֣וּךְ הַ֭בָּא בְּשֵׁ֣ם ‏יְהֹוָ֑ה בֵּ֝רַֽכְנוּכֶ֗ם מִבֵּ֥ית יְהֹוָֽה׃ אֵ֤ל ׀ יְהֹוָה֮ וַיָּ֪אֶר לָ֥נוּ אִסְרוּ־חַ֥ג ‏בַּעֲבֹתִ֑ים עַד־קַ֝רְנ֗וֹת הַמִּזְבֵּֽחַ׃ אֵ֤ל ׀ יְהֹוָה֮ וַיָּ֪אֶר לָ֥נוּ אִסְרוּ־חַ֥ג ‏בַּעֲבֹתִ֑ים עַד־קַ֝רְנ֗וֹת הַמִּזְבֵּֽחַ׃ אֵלִ֣י אַתָּ֣ה וְאוֹדֶ֑ךָּ אֱ֝לֹהַ֗י אֲרוֹמְמֶֽךָּ׃ ‏אֵלִ֣י אַתָּ֣ה וְאוֹדֶ֑ךָּ אֱ֝לֹהַ֗י אֲרוֹמְמֶֽךָּ׃ הוֹד֣וּ לַיהֹוָ֣ה כִּי־ט֑וֹב כִּ֖י לְעוֹלָ֣ם ‏חַסְדּֽוֹ׃ הוֹד֣וּ לַיהֹוָ֣ה כִּי־ט֑וֹב כִּ֖י לְעוֹלָ֣ם חַסְדּֽוֹ׃</text:p>
      <text:p text:style-name="P14"/>
      <text:p text:style-name="P14">מזמורי הודיה</text:p>
      <text:p text:style-name="P14"/>
      <text:p text:style-name="P14">הוֹד֣וּ לַיהוָֹ֣ה כִּי־ט֑וֹב כִּ֖י לְעוֹלָ֣ם חַסְדּֽוֹ׃ ה֭וֹדוּ לֵֽאלֹהֵ֣י הָאֱלֹהִ֑ים כִּ֖י לְעוֹלָ֣ם חַסְדּֽוֹ׃ ה֭וֹדוּ לַאֲדֹנֵ֣י הָאֲדֹנִ֑ים כִּ֖י לְעֹלָ֣ם חַסְדּֽוֹ׃ לְעֹ֘שֵׂ֤ה נִפְלָא֣וֹת גְּדֹל֣וֹת לְבַדּ֑וֹ כִּ֖י לְעוֹלָ֣ם חַסְדּֽוֹ׃ לְעֹשֵׂ֣ה הַ֭שָּׁמַיִם בִּתְבוּנָ֑ה כִּ֖י לְעוֹלָ֣ם חַסְדּֽוֹ׃ לְרֹקַ֣ע הָ֭אָרֶץ עַל־הַמָּ֑יִם כִּ֖י לְעוֹלָ֣ם חַסְדּֽוֹ׃ לְ֭עֹשֵׂה אוֹרִ֣ים גְּדֹלִ֑ים כִּ֖י לְעוֹלָ֣ם חַסְדּֽוֹ׃ אֶת־הַ֭שֶּׁמֶשׁ לְמֶמְשֶׁ֣לֶת בַּיּ֑וֹם כִּ֖י לְעוֹלָ֣ם חַסְדּֽוֹ׃ אֶת־הַיָּרֵ֣חַ וְ֭כוֹכָבִים לְמֶמְשְׁל֣וֹת בַּלָּ֑יְלָה כִּ֖י לְעוֹלָ֣ם חַסְדּֽוֹ׃ לְמַכֵּ֣ה מִ֭צְרַיִם בִּבְכוֹרֵיהֶ֑ם כִּ֖י לְעוֹלָ֣ם חַסְדּֽוֹ׃ וַיּוֹצֵ֣א יִ֭שְׂרָאֵל מִתּוֹכָ֑ם כִּ֖י לְעוֹלָ֣ם חַסְדּֽוֹ׃ בְּיָ֣ד חֲ֭זָקָה וּבִזְר֣וֹעַ נְטוּיָ֑ה כִּ֖י לְעוֹלָ֣ם חַסְדּֽוֹ׃ לְגֹזֵ֣ר יַם־ס֭וּף לִגְזָרִ֑ים כִּ֖י לְעוֹלָ֣ם חַסְדּֽוֹ׃ וְהֶעֱבִ֣יר יִשְׂרָאֵ֣ל בְּתוֹכ֑וֹ ‏כִּ֖י לְעוֹלָ֣ם חַסְדּֽוֹ׃ וְנִ֘עֵ֤ר פַּרְעֹ֣ה וְחֵיל֣וֹ בְיַם־ס֑וּף כִּ֖י לְעוֹלָ֣ם חַסְדּֽוֹ׃ לְמוֹלִ֣יךְ עַ֭מּוֹ בַּמִּדְבָּ֑ר כִּ֖י לְעוֹלָ֣ם חַסְדּֽוֹ׃ לְ֭מַכֵּה מְלָכִ֣ים גְּדֹלִ֑ים כִּ֖י לְעוֹלָ֣ם חַסְדּֽוֹ׃ וַֽ֭יַּהֲרֹג מְלָכִ֣ים אַדִּירִ֑ים כִּ֖י לְעוֹלָ֣ם חַסְדּֽוֹ׃ לְ֭סִיחוֹן מֶ֣לֶךְ הָאֱמֹרִ֑י כִּ֖י לְעוֹלָ֣ם חַסְדּֽוֹ׃ וּ֭לְעוֹג מֶ֣לֶךְ הַבָּשָׁ֑ן כִּ֖י לְעוֹלָ֣ם חַסְדּֽוֹ׃ וְנָתַ֣ן אַרְצָ֣ם לְנַחֲלָ֑ה כִּ֖י לְעוֹלָ֣ם חַסְדּֽוֹ׃ נַ֭חֲלָה לְיִשְׂרָאֵ֣ל עַבְדּ֑וֹ כִּ֖י לְעוֹלָ֣ם חַסְדּֽוֹ׃ שֶׁ֭בְּשִׁפְלֵנוּ זָ֣כַר לָ֑נוּ כִּ֖י לְעוֹלָ֣ם חַסְדּֽוֹ׃ וַיִּפְרְקֵ֥נוּ מִצָּרֵ֑ינוּ כִּ֖י לְעוֹלָ֣ם חַסְדּֽוֹ׃ נֹתֵ֣ן לֶ֭חֶם לְכָל־בָּשָׂ֑ר כִּ֖י לְעוֹלָ֣ם חַסְדּֽוֹ׃ ה֭וֹדוּ לְאֵ֣ל הַשָּׁמָ֑יִם כִּ֖י לְעוֹלָ֣ם חַסְדּֽוֹ׃ ‏</text:p>
      <text:p text:style-name="P14">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P14"><text:soft-page-break/>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14">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 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 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 שַׁוְעַת עֲנִיִּים אַתָּה תִשְׁמַע. צַעֲקַת הַדַּל תַּקְשִׁיב וְתוֹשִׁיעַ. וְכָתוּב. רַנְּנ֣וּ צַ֭דִּיקִים בַּֽיהֹוָ֑ה לַ֝יְשָׁרִ֗ים נָאוָ֥ה תְהִלָּֽה: בְּפִי יְ שָׁרִים תִּתְ ר וֹמָם: וּבְשִׂפְתֵי צַ דִּיקִים <text:tab/>תִּתְ בָּ רַךְ: וּבִלְשׁוֹן חֲ סִידִים תִּתְ קַ דָּשׁ: וּבְקֶרֶב קְ דוֹשִׁים תִּתְ הַ לָּל:</text:p>
      <text:p text:style-name="P14">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14"><text:soft-page-break/>יִשְׁתַּבַּח שִׁמְךָ לָעַד מַלְכֵּנוּ. הָאֵל. הַמֶּלֶךְ הַגָּדוֹל. וְהַקָּדוֹשׁ. בַּשָּׁמַיִם וּבָאָרֶץ. כִּי לְךָ נָאֶה יְהֹוָה אֱלֹהֵינוּ וֵאלֹהֵי אֲבוֹתֵינוּ לְעוֹלָם וָעֶד. א שִׁיר. ב וּשְׁבָחָה. ג הַלֵּל. ד וְזִמְרָה. ה עֹז. ו וּמֶמְשָׁלָה. ז נֶצַח. ח גְּדֻלָּה. ט גְּבוּרָה. י תְּהִלָּה. יא וְתִפְאֶרֶת. יב קְדֻשָּׁה. יג וּמַלְכוּת. בְּרָכוֹת וְהוֹדָאוֹת. לְשִׁמְךָ הַגָּדוֹל וְהַקָּדוֹשׁ. וּמֵעוֹלָם וְעַד עוֹלָם אַתָּה אֶל: 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P14"/>
      <text:p text:style-name="P14">כוס רביעית</text:p>
      <text:p text:style-name="P14"/>
      <text:p text:style-name="P14">לְשֵׁם יִחוּד קֻדְשָׁא בְּרִיךְ הוּא וּשְׁכִינְתֵּיהּ. בִּדְחִילוּ וּרְחִימוּ. וּרְחִימוּ וּדְחִילוּ. לְיַחֲדָא שֵׁם יוּ”ד קֵ”א בְּוָא”ו קֵ”א. בְּיִחוּדָא שְׁלִים (יהוה) בְּשֵׁם כָּל יִשְׂרָאֵל. הֲרֵינִי מוּכָן וּמְזֻמָּן לִשְׁתּוֹת יַיִן שֶׁל כּוֹס רְבִיעִי מֵאַרְבַּע כּוֹסוֹת שֶׁתִּקְּנוּ חֲכָמִים זִכְרוֹנָם לִבְרָכָה בְּלֵיל חַג הַמַּצּוֹת. שֶׁכָּל-אֶחָד וְאֶחָד מֵהֶם הוּא מִצְוָה בִּפְנֵי עַצְמָהּ. וִיהִ֤י ׀ נֹ֤עַם אֲדֹנָ֥י אֱלֹהֵ֗ינוּ עָ֫לֵ֥ינוּ וּמַעֲשֵׂ֣ה יָ֭דֵינוּ כּוֹנְנָ֥ה עָלֵ֑ינוּ וּֽמַעֲשֵׂ֥ה יָ֝דֵ֗ינוּ כּוֹנְנֵֽהוּ׃</text:p>
      <text:p text:style-name="P14">וישתה כוס רביעי בהסבה ואחר כך יברך ברכה אחרונה</text:p>
      <text:p text:style-name="P14">בָּרוּךְ אַתָּה יְהֹוָה. אֱלֹהֵינוּ מֶלֶךְ הָעוֹלָם. עַל הַגֶּפֶן וְעַל פְּרִי הַגֶּפֶן 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 ( בשבת וּרְצֵה וְהַחֲלִיצֵנוּ בְּיוֹם הַשַּׁבָּת הַזֶּה.) וְשַׂמְּחֵנוּ בְּיוֹם חַג הַמַּצּוֹת הַזֶּה. בְּיוֹם טוֹב מִקְרָא קֹדֶשׁ הַזֶּה. כִּי אַתָּה טוֹב וּמֵטִיב לַכֹּל. וְנוֹדֶה לְךָ עַל הָאָרֶץ וְעַל פְּרִי הַגֶּפֶן ( של ארץ ישראל גַפְנָהּ).</text:p>
      <text:p text:style-name="P14">בָּרוּךְ אַתָּה יְהֹוָה. עַל הָאָרֶץ וְעַל פְּרִי הַגֶּפֶן ( של ארץ ישראל גַפְנָהּ):</text:p>
      <text:p text:style-name="P14"/>
      <text:p text:style-name="P14"><text:soft-page-break/>נרצה</text:p>
      <text:p text:style-name="P14"/>
      <text:p text:style-name="P14">חד גדיא</text:p>
      <text:p text:style-name="P14"/>
      <text:p text:style-name="P14"/>
      <text:p text:style-name="P14"/>
      <text:p text:style-name="P14">אחד מי יודע</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avid CLM1" svg:font-family="'David CLM'"/>
    <style:font-face style:name="Cousine" svg:font-family="Cousine"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Stam Sefarad CLM" svg:font-family="'Stam Sefara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7874in" fo:margin-right="0.7874in" style:writing-mode="rl-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9T20:43:28.042671638</dc:date>
    <meta:editing-duration>PT16M31S</meta:editing-duration>
    <meta:editing-cycles>4</meta:editing-cycles>
    <meta:generator>LibreOffice/6.3.5.2$Linux_X86_64 LibreOffice_project/30$Build-2</meta:generator>
    <meta:document-statistic meta:table-count="0" meta:image-count="0" meta:object-count="0" meta:page-count="33" meta:paragraph-count="259" meta:word-count="5749" meta:character-count="31649" meta:non-whitespace-character-count="26167"/>
  </office:meta>
</office:document-meta>
</file>